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Standard">
      <style:paragraph-properties fo:margin-left="8.001cm" fo:margin-right="0cm" fo:margin-top="0cm" fo:margin-bottom="0cm" loext:contextual-spacing="false" fo:text-indent="0cm" style:auto-text-indent="false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language="en" fo:country="US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ff0000" fo:language="en" fo:country="US" fo:font-weight="bold" style:font-weight-asian="bold" style:font-weight-complex="bold"/>
    </style:style>
    <style:style style:name="T4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ext-input text:description="&lt;#=nom#&gt;">NOM</text:text-input><text:s/><text:text-input text:description="&lt;#=prenom#&gt;">PRENOM</text:text-input></text:p>
      <text:p text:style-name="Standard"><text:text-input text:description="&lt;#=address#&gt;">ADDRESS</text:text-input></text:p>
      <text:p text:style-name="Standard"><text:span text:style-name="texte"/></text:p>
      <text:p text:style-name="P3"><text:span text:style-name="texte"><text:span text:style-name="T1">Le </text:span></text:span><text:span text:style-name="texte"><text:span text:style-name="T1"><text:text-input text:description="&lt;#=testDate#&gt;">TEST_DATE</text:text-input></text:span></text:span></text:p>
      <text:p text:style-name="Standard"><text:span text:style-name="texte"/></text:p>
      <text:p text:style-name="Standard"><text:span text:style-name="texte">Objet : </text:span><text:span text:style-name="texte"><text:text-input text:description="&lt;#=titre#&gt;">TITRE</text:text-input></text:span></text:p>
      <text:p text:style-name="Standard"><text:span text:style-name="texte"/></text:p>
      <text:p text:style-name="P7"><text:span text:style-name="texte">Madame, Monsieur,</text:span></text:p>
      <text:p text:style-name="P7"><text:span text:style-name="texte">Test long </text:span><text:span text:style-name="texte"><text:span text:style-name="T1"><text:text-input text:description="&lt;#=testLong#&gt;">TEST_LONG</text:text-input></text:span></text:span></text:p>
      <text:p text:style-name="P7"><text:span text:style-name="texte">Test double </text:span><text:span text:style-name="texte"><text:span text:style-name="T1"><text:text-input text:description="&lt;#=testDouble#&gt;">TEST_DOUBLE</text:text-input></text:span></text:span></text:p>
      <text:p text:style-name="P7"><text:span text:style-name="texte">Test integer </text:span><text:span text:style-name="texte"><text:span text:style-name="T1"><text:text-input text:description="&lt;#=testInteger#&gt;">TEST_INTEGER</text:text-input></text:span></text:span></text:p>
      <text:p text:style-name="P7"><text:span text:style-name="texte">Test boolean </text:span><text:span text:style-name="texte"><text:span text:style-name="T1"><text:text-input text:description="&lt;#=boolean1#&gt;">BOOLEAN_1</text:text-input></text:span></text:span></text:p>
      <text:p text:style-name="P7"><text:span text:style-name="texte"><text:span text:style-name="T1">Test is </text:span></text:span><text:span text:style-name="texte"><text:span text:style-name="T1"><text:script script:language="KScript">&lt;#if  boolean2 #&gt;</text:script></text:span></text:span><text:span text:style-name="texte"><text:span text:style-name="T3">boolean 2</text:span></text:span><text:span text:style-name="texte"><text:span text:style-name="T1"><text:script script:language="KScript">&lt;#endif#&gt;</text:script></text:span></text:span><text:span text:style-name="texte"><text:span text:style-name="T1"> <text:s text:c="3"/></text:span></text:span><text:span text:style-name="texte"><text:span text:style-name="T1"><text:script script:language="KScript">&lt;#if boolean3 #&gt;</text:script></text:span></text:span><text:span text:style-name="texte"><text:span text:style-name="T3">boolean 3</text:span></text:span><text:span text:style-name="texte"><text:span text:style-name="T3"><text:script script:language="KScript">&lt;#endi#&gt;</text:script></text:span></text:span><text:span text:style-name="texte"><text:span text:style-name="T3"> </text:span></text:span></text:p>
      <text:p text:style-name="P6"><text:span text:style-name="texte"><text:span text:style-name="T1"><text:text-input text:description="&lt;#=commentaire#&gt;">COMMENTAIRE</text:text-input></text:span></text:span></text:p>
      <text:p text:style-name="P5"><text:span text:style-name="texte"><text:span text:style-name="T1"/></text:span></text:p>
      <text:p text:style-name="P4"><text:span text:style-name="texte"><text:span text:style-name="T2"/></text:span></text:p>
      <text:p text:style-name="P1"><text:span text:style-name="texte">Je reste à votre disposition pour tout complément d’information.</text:span></text:p>
      <text:p text:style-name="P1"><text:span text:style-name="texte">Avec mes remerciements, je vous prie d'agréer, Madame, Monsieur, l'expression de mes sentiments distingués.</text:span></text:p>
      <text:p text:style-name="Standard"><text:span text:style-name="texte"><text:span text:style-name="T1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bigot</meta:initial-creator>
    <meta:creation-date>2009-04-22T10:30:25.01</meta:creation-date>
    <dc:date>2019-03-29T10:55:31.536000000</dc:date>
    <meta:editing-duration>PT1H12M17S</meta:editing-duration>
    <meta:editing-cycles>16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13" meta:word-count="72" meta:character-count="381" meta:non-whitespace-character-count="338"/>
    <meta:user-defined meta:name="Info 1"/>
    <meta:user-defined meta:name="Info 2"/>
    <meta:user-defined meta:name="Info 3"/>
    <meta:user-defined meta:name="Info 4"/>
  </office:meta>
</office:document-meta>
</file>